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文泉驿点阵正黑" svg:font-family="文泉驿点阵正黑"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875cm"/>
    </style:style>
    <style:style style:name="co2" style:family="table-column">
      <style:table-column-properties fo:break-before="auto" style:column-width="13.914cm"/>
    </style:style>
    <style:style style:name="co3" style:family="table-column">
      <style:table-column-properties fo:break-before="auto" style:column-width="11.749cm"/>
    </style:style>
    <style:style style:name="co4" style:family="table-column">
      <style:table-column-properties fo:break-before="auto" style:column-width="6.045cm"/>
    </style:style>
    <style:style style:name="co5" style:family="table-column">
      <style:table-column-properties fo:break-before="auto" style:column-width="5.639cm"/>
    </style:style>
    <style:style style:name="co6" style:family="table-column">
      <style:table-column-properties fo:break-before="auto" style:column-width="5.528cm"/>
    </style:style>
    <style:style style:name="co7" style:family="table-column">
      <style:table-column-properties fo:break-before="auto" style:column-width="5.299cm"/>
    </style:style>
    <style:style style:name="co8"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3.369cm" fo:break-before="auto" style:use-optimal-row-height="false"/>
    </style:style>
    <style:style style:name="ro3" style:family="table-row">
      <style:table-row-properties style:row-height="3.597cm" fo:break-before="auto" style:use-optimal-row-height="true"/>
    </style:style>
    <style:style style:name="ro4" style:family="table-row">
      <style:table-row-properties style:row-height="3.159cm" fo:break-before="auto" style:use-optimal-row-height="true"/>
    </style:style>
    <style:style style:name="ro5" style:family="table-row">
      <style:table-row-properties style:row-height="0.452cm" fo:break-before="auto" style:use-optimal-row-height="true"/>
    </style:style>
    <style:style style:name="ta1" style:family="table" style:master-page-name="PageStyle_5f_工作表1">
      <style:table-properties table:display="true" style:writing-mode="lr-tb" tableooo:tab-color="#ffffff"/>
    </style:style>
    <style:style style:name="ce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rotation-align="non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style:use-window-font-color="true" style:text-outline="false" style:text-line-through-style="none" style:text-line-through-type="none" style:font-name="文泉驿点阵正黑" fo:font-size="10pt" fo:font-style="normal" fo:text-shadow="none" style:text-underline-style="none" fo:font-weight="normal" style:font-name-asian="文泉驿点阵正黑"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文泉驿点阵正黑" fo:font-size="10pt" fo:font-style="normal" fo:text-shadow="none" style:text-underline-style="none" fo:font-weight="normal" style:font-name-asian="文泉驿点阵正黑" style:font-size-asian="10pt" style:font-style-asian="normal" style:font-weight-asian="normal" style:font-size-complex="10pt" style:font-style-complex="normal" style:font-weight-complex="normal"/>
    </style:style>
    <style:style style:name="T1" style:family="text">
      <style:text-properties style:font-name="文泉驿点阵正黑" fo:font-size="10pt" fo:font-weight="normal" style:text-underline-style="none" style:text-underline-color="font-color" fo:font-style="normal" style:text-outline="false" fo:text-shadow="none" style:text-position="0%" style:font-name-asian="文泉驿点阵正黑" style:font-size-asian="10pt" style:font-size-complex="10pt" style:font-weight-asian="normal" style:font-weight-complex="normal" style:font-style-asian="normal" style:font-style-complex="normal"/>
    </style:style>
    <style:style style:name="T2" style:family="text">
      <style:text-properties style:font-name="Ari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style>
    <style:style style:name="T3" style:family="text">
      <style:text-properties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font-name="文泉驿点阵正黑" style:font-name-asian="文泉驿点阵正黑"/>
    </style:style>
    <style:style style:name="T4" style:family="text">
      <style:text-properties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style-complex="normal" style:font-name="Arial"/>
    </style:style>
    <style:style style:name="T5" style:family="text">
      <style:text-properties style:font-name="文泉驿点阵正黑" style:font-style-complex="normal" style:font-style-asian="normal" style:font-weight-complex="normal" style:font-weight-asian="normal" style:font-size-complex="10pt" style:font-size-asian="10pt" style:font-name-asian="文泉驿点阵正黑" style:text-position="0%" fo:text-shadow="none" style:text-outline="false" fo:font-style="normal"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Arial"/>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underline-style="none" style:text-underline-color="font-color" fo:font-weight="normal" fo:font-size="10pt" style:font-name="文泉驿点阵正黑" style:font-name-asian="文泉驿点阵正黑"/>
    </style:style>
    <style:style style:name="T8" style:family="text">
      <style:text-properties style:font-style-asian="normal" fo:font-size="10pt" style:font-weight-complex="normal" style:font-weight-asian="normal" style:font-size-complex="10pt" style:font-size-asian="10pt" style:text-position="0%" style:font-name="Arial" fo:text-shadow="none" style:text-outline="false" fo:font-style="normal" style:text-underline-style="none" style:text-underline-color="font-color" fo:font-weight="normal" style:font-style-complex="normal"/>
    </style:style>
    <style:style style:name="T9" style:family="text">
      <style:text-properties style:font-style-asian="normal" fo:font-size="10pt" style:font-weight-complex="normal" style:font-weight-asian="normal" style:font-size-complex="10pt" style:font-size-asian="10pt" style:text-position="0%" fo:text-shadow="none" style:text-outline="false" fo:font-style="normal" style:text-underline-style="none" style:text-underline-color="font-color" fo:font-weight="normal" style:font-style-complex="normal" style:font-name-asian="文泉驿点阵正黑" style:font-name="文泉驿点阵正黑"/>
    </style:style>
    <style:style style:name="T10" style:family="text">
      <style:text-properties style:font-style-asian="normal" fo:font-size="10pt" style:font-weight-complex="normal" style:font-weight-asian="normal" style:font-size-complex="10pt" style:font-size-asian="10pt" style:text-position="0%" fo:text-shadow="none" style:text-outline="false" fo:font-style="normal" style:text-underline-style="none" style:text-underline-color="font-color" fo:font-weight="normal" style:font-style-complex="normal" style:font-name="Arial"/>
    </style:style>
    <style:style style:name="T11" style:family="text">
      <style:text-properties style:font-style-asian="normal" fo:font-size="10pt" style:font-weight-complex="normal" style:font-weight-asian="normal" style:font-size-complex="10pt" style:font-size-asian="10pt" style:text-position="0%" fo:text-shadow="none" style:text-outline="false" fo:font-style="normal" style:text-underline-style="none" style:text-underline-color="font-color" fo:font-weight="normal" style:font-style-complex="normal" style:font-name="文泉驿点阵正黑" style:font-name-asian="文泉驿点阵正黑"/>
    </style:style>
    <style:style style:name="T12" style:family="text">
      <style:text-properties style:font-name="文泉驿点阵正黑" style:font-style-complex="normal" fo:font-size="10pt" fo:font-weight="normal" style:text-underline-style="none" style:text-underline-color="font-color" fo:font-style="normal" style:text-outline="false" fo:text-shadow="none" style:text-position="0%" style:font-name-asian="文泉驿点阵正黑" style:font-size-asian="10pt" style:font-size-complex="10pt" style:font-weight-asian="normal" style:font-weight-complex="normal" style:font-style-asian="normal"/>
    </style:style>
    <style:style style:name="T13" style:family="text">
      <style:text-properties style:font-style-complex="norm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name="Arial"/>
    </style:style>
    <style:style style:name="T14" style:family="text">
      <style:text-properties style:font-style-complex="norm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name="文泉驿点阵正黑" style:font-name-asian="文泉驿点阵正黑"/>
    </style:style>
    <style:style style:name="T15" style:family="text">
      <style:text-properties fo:text-shadow="none" style:font-name-asian="文泉驿点阵正黑" style:font-name="文泉驿点阵正黑"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style>
    <style:style style:name="T16" style:family="text">
      <style:text-properties fo:text-shadow="none"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font-name="Arial"/>
    </style:style>
    <style:style style:name="T17" style:family="text">
      <style:text-properties fo:text-shadow="none" fo:font-size="10pt" fo:font-weight="normal" style:text-underline-style="none" style:text-underline-color="font-color" fo:font-style="normal" style:font-size-asian="10pt" style:font-size-complex="10pt" style:font-weight-asian="normal" style:font-weight-complex="normal" style:font-style-asian="normal" style:font-style-complex="normal" style:text-position="0%" style:text-outline="false" style:font-name="文泉驿点阵正黑" style:font-name-asian="文泉驿点阵正黑"/>
    </style:style>
    <style:style style:name="T18" style:family="text">
      <style:text-properties style:text-outline="false" style:font-size-asian="10pt" fo:text-shadow="none" style:font-name="文泉驿点阵正黑" fo:font-size="10pt" fo:font-weight="normal" style:text-underline-style="none" style:text-underline-color="font-color" style:font-size-complex="10pt" style:font-weight-asian="normal" style:font-weight-complex="normal" style:font-style-asian="normal" style:font-style-complex="normal" style:text-position="0%" style:font-name-asian="文泉驿点阵正黑" fo:font-style="normal"/>
    </style:style>
    <style:style style:name="T19" style:family="text">
      <style:text-properties style:text-outline="false" style:font-size-asian="10pt" fo:text-shadow="none" fo:font-size="10pt" fo:font-weight="normal" style:text-underline-style="none" style:text-underline-color="font-color" style:font-size-complex="10pt" style:font-weight-asian="normal" style:font-weight-complex="normal" style:font-style-asian="normal" style:font-style-complex="normal" style:text-position="0%" fo:font-style="normal" style:font-name="Arial"/>
    </style:style>
    <style:style style:name="T20" style:family="text">
      <style:text-properties style:text-outline="false" style:font-size-asian="10pt" fo:text-shadow="none" fo:font-size="10pt" fo:font-weight="normal" style:text-underline-style="none" style:text-underline-color="font-color" style:font-size-complex="10pt" style:font-weight-asian="normal" style:font-weight-complex="normal" style:font-style-asian="normal" style:font-style-complex="normal" style:text-position="0%" fo:font-style="normal" style:font-name="文泉驿点阵正黑" style:font-name-asian="文泉驿点阵正黑"/>
    </style:style>
    <style:style style:name="T21" style:family="text">
      <style:text-properties style:font-name="Arial"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22" style:family="text">
      <style:text-properties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font-name="文泉驿点阵正黑" style:font-name-asian="文泉驿点阵正黑"/>
    </style:style>
  </office:automatic-styles>
  <office:body>
    <office:spreadsheet>
      <table:calculation-settings table:case-sensitive="false" table:automatic-find-labels="false" table:use-regular-expressions="false"/>
      <table:table table:name="工作表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6" table:default-cell-style-name="ce3"/>
        <table:table-column table:style-name="co8" table:number-columns-repeated="1016" table:default-cell-style-name="ce3"/>
        <table:table-row table:style-name="ro1">
          <table:table-cell table:style-name="ce1" office:value-type="string" calcext:value-type="string">
            <text:p>CVE <text:span text:style-name="T1">标示</text:span></text:p>
          </table:table-cell>
          <table:table-cell office:value-type="string" calcext:value-type="string">
            <text:p>漏洞名称</text:p>
          </table:table-cell>
          <table:table-cell office:value-type="string" calcext:value-type="string">
            <text:p>影响</text:p>
          </table:table-cell>
          <table:table-cell office:value-type="string" calcext:value-type="string">
            <text:p>描述</text:p>
          </table:table-cell>
          <table:table-cell office:value-type="string" calcext:value-type="string">
            <text:p>发布时间</text:p>
          </table:table-cell>
          <table:table-cell office:value-type="string" calcext:value-type="string">
            <text:p>修改时间</text:p>
          </table:table-cell>
          <table:table-cell office:value-type="string" calcext:value-type="string">
            <text:p>涉及产品</text:p>
          </table:table-cell>
          <table:table-cell office:value-type="string" calcext:value-type="string">
            <text:p>涉及版本</text:p>
          </table:table-cell>
          <table:table-cell table:number-columns-repeated="1016"/>
        </table:table-row>
        <table:table-row table:style-name="ro2">
          <table:table-cell table:style-name="ce1" office:value-type="string" calcext:value-type="string">
            <text:p>CVE-2015-0725</text:p>
          </table:table-cell>
          <table:table-cell office:value-type="string" calcext:value-type="string">
            <text:p>多款<text:span text:style-name="T2">Cisco</text:span><text:span text:style-name="T3">产品输入验证漏洞</text:span><text:span text:style-name="T4">(CNNVD-201507-637)</text:span></text:p>
          </table:table-cell>
          <table:table-cell table:style-name="ce2" office:value-type="string" calcext:value-type="string">
            <text:p/>
            <text:p>CVSS<text:span text:style-name="T5">分值</text:span><text:span text:style-name="T6">:7.8[</text:span><text:span text:style-name="T7">严重</text:span><text:span text:style-name="T6">(HIGH)]</text:span></text:p>
            <text:p><text:span text:style-name="T5">机密性影响</text:span><text:span text:style-name="T6">:NONE[</text:span><text:span text:style-name="T7">对系统的机密性无影响</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COMPLETE[</text:span><text:span text:style-name="T7">可能导致系统完全宕机</text:span><text:span text:style-name="T6">]</text:span></text:p>
            <text:p><text:span text:style-name="T5">攻击复杂度</text:span><text:span text:style-name="T6">:LOW[</text:span><text:span text:style-name="T7">漏洞利用没有访问限制 </text:span><text:span text:style-name="T6">]</text:span></text:p>
            <text:p><text:span text:style-name="T5">攻击向量</text:span><text:span text:style-name="T6">:NETWORK[</text:span><text:span text:style-name="T7">攻击者不需要获取内网访问权或本地访问权</text:span><text:span text:style-name="T6">]</text:span></text:p>
            <text:p><text:span text:style-name="T5">身份认证</text:span><text:span text:style-name="T6">:NONE[</text:span><text:span text:style-name="T7">漏洞利用无需身份认证</text:span><text:span text:style-name="T6">]</text:span></text:p>
          </table:table-cell>
          <table:table-cell table:style-name="ce4" office:value-type="string" calcext:value-type="string">
            <text:p>运行在<text:span text:style-name="T8">Cisco Unified Computing System</text:span><text:span text:style-name="T9">平台上的</text:span><text:span text:style-name="T10">Cisco VDS-SB</text:span><text:span text:style-name="T11">和</text:span><text:span text:style-name="T10">VDS-IS 3.3.1 R7</text:span><text:span text:style-name="T11">之前的版本和</text:span><text:span text:style-name="T10">4.0.0 R4</text:span><text:span text:style-name="T11">之前的版本中存在拒绝服务漏洞，该漏洞源于程序没有正确验证输入。远程攻击者可通过发送特制的</text:span><text:span text:style-name="T10">HTTP</text:span><text:span text:style-name="T11">请求利用该漏洞造成拒绝服务（设备重载）。</text:span></text:p>
          </table:table-cell>
          <table:table-cell table:style-name="ce2" office:value-type="string" calcext:value-type="string">
            <text:p>2015-07-16 17:59:00</text:p>
          </table:table-cell>
          <table:table-cell table:style-name="ce2" office:value-type="string" calcext:value-type="string">
            <text:p>2015-07-17 18:01:33</text:p>
          </table:table-cell>
          <table:table-cell table:style-name="ce1" office:value-type="string" calcext:value-type="string">
            <text:p>cisco</text:p>
          </table:table-cell>
          <table:table-cell table:style-name="ce6" office:value-type="string" calcext:value-type="string">
            <text:p>(3.3.1,3.3.1:r6,2.4%283%29,2.6%283%29_b26,3.2.1_b9,3.3.0,3.1.2,1.0.1,2.5%283%29,2.5%287%29,2.6%283%29_b50,2.6%283%29_b39,2.6%283%29_b35,4.0.0,1.0_base,3.1.2_b54,2.5%2811%29,2.6%283%29,3.3.1:r5,3.3.1:r2,3.3.1:r4,2.4%281%29,3.3.1:r1,3.3.0:r1,3.3.1:r3,2.0%281%29,2.6%283%29_b45,4.0.0:r1,2.6%283%29_b47,3.2.0,3.2.1,3.2.0_b26,2.4%285%29,3.1.2_b60,4.0.0:r3,4.0.0:r2,3.0.0,2.5%281%29,3.1.2_b17,1.0.0,2.5%289%29,3.1.2_b34,3.2.1_b15,2.0%283%29,1.1_base,2.6%281%29,2.2%281%29,3.2.1_b20,3.1.2_b26)</text:p>
          </table:table-cell>
          <table:table-cell table:number-columns-repeated="1016"/>
        </table:table-row>
        <table:table-row table:style-name="ro3">
          <table:table-cell table:style-name="ce1" office:value-type="string" calcext:value-type="string">
            <text:p>CVE-2014-7968</text:p>
          </table:table-cell>
          <table:table-cell table:style-name="ce1" office:value-type="string" calcext:value-type="string">
            <text:p>Red Hat Ovirt VDSM <text:span text:style-name="T5">拒绝服务漏洞</text:span><text:span text:style-name="T6">(CNNVD-201410-1174)</text:span></text:p>
          </table:table-cell>
          <table:table-cell table:style-name="ce2" office:value-type="string" calcext:value-type="string">
            <text:p/>
            <text:p>CVSS<text:span text:style-name="T5">分值</text:span><text:span text:style-name="T6">:5[</text:span><text:span text:style-name="T7">中等</text:span><text:span text:style-name="T6">(MEDIUM)]</text:span></text:p>
            <text:p><text:span text:style-name="T5">机密性影响</text:span><text:span text:style-name="T6">:NONE[</text:span><text:span text:style-name="T7">对系统的机密性无影响</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PARTIAL[</text:span><text:span text:style-name="T7">可能会导致性能下降或中断资源访问</text:span><text:span text:style-name="T6">]</text:span></text:p>
            <text:p><text:span text:style-name="T5">攻击复杂度</text:span><text:span text:style-name="T6">:LOW[</text:span><text:span text:style-name="T7">漏洞利用没有访问限制 </text:span><text:span text:style-name="T6">]</text:span></text:p>
            <text:p><text:span text:style-name="T5">攻击向量</text:span><text:span text:style-name="T6">:NETWORK[</text:span><text:span text:style-name="T7">攻击者不需要获取内网访问权或本地访问权</text:span><text:span text:style-name="T6">]</text:span></text:p>
            <text:p><text:span text:style-name="T5">身份认证</text:span><text:span text:style-name="T6">:NONE[</text:span><text:span text:style-name="T7">漏洞利用无需身份认证</text:span><text:span text:style-name="T6">]</text:span></text:p>
          </table:table-cell>
          <table:table-cell table:style-name="ce5" office:value-type="string" calcext:value-type="string">
            <text:p>Red Hat Ovirt VDSM<text:span text:style-name="T12">中存在安全漏洞。远程攻击者可通过保持</text:span><text:span text:style-name="T13">SSL</text:span><text:span text:style-name="T14">连接开放利用该漏洞造成拒绝服务（连接失败）。</text:span></text:p>
            <text:p><text:span text:style-name="T1"/></text:p>
          </table:table-cell>
          <table:table-cell table:style-name="ce2" office:value-type="string" calcext:value-type="string">
            <text:p>2014-10-22 10:55:07</text:p>
          </table:table-cell>
          <table:table-cell table:style-name="ce2" office:value-type="string" calcext:value-type="string">
            <text:p>2014-10-23 10:39:38</text:p>
          </table:table-cell>
          <table:table-cell table:style-name="ce1" office:value-type="string" calcext:value-type="string">
            <text:p>null</text:p>
          </table:table-cell>
          <table:table-cell office:value-type="string" calcext:value-type="string">
            <text:p>产品及版本信息<text:span text:style-name="T21">(CPE)</text:span><text:span text:style-name="T22">暂不可用 </text:span></text:p>
          </table:table-cell>
          <table:table-cell table:number-columns-repeated="1016"/>
        </table:table-row>
        <table:table-row table:style-name="ro3">
          <table:table-cell table:style-name="ce1" office:value-type="string" calcext:value-type="string">
            <text:p>CVE-2013-0167</text:p>
          </table:table-cell>
          <table:table-cell table:style-name="ce1" office:value-type="string" calcext:value-type="string">
            <text:p>CNNVD<text:span text:style-name="T1">数据暂缺。</text:span></text:p>
          </table:table-cell>
          <table:table-cell table:style-name="ce2" office:value-type="string" calcext:value-type="string">
            <text:p/>
            <text:p>CVSS<text:span text:style-name="T5">分值</text:span><text:span text:style-name="T6">:2.7[</text:span><text:span text:style-name="T7">轻微</text:span><text:span text:style-name="T6">(LOW)]</text:span></text:p>
            <text:p><text:span text:style-name="T5">机密性影响</text:span><text:span text:style-name="T6">:NONE[</text:span><text:span text:style-name="T7">对系统的机密性无影响</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PARTIAL[</text:span><text:span text:style-name="T7">可能会导致性能下降或中断资源访问</text:span><text:span text:style-name="T6">]</text:span></text:p>
            <text:p><text:span text:style-name="T5">攻击复杂度</text:span><text:span text:style-name="T6">:LOW[</text:span><text:span text:style-name="T7">漏洞利用没有访问限制 </text:span><text:span text:style-name="T6">]</text:span></text:p>
            <text:p><text:span text:style-name="T5">攻击向量</text:span><text:span text:style-name="T6">:ADJACENT_NETWORK[--]</text:span></text:p>
            <text:p><text:span text:style-name="T5">身份认证</text:span><text:span text:style-name="T6">:SINGLE_INSTANCE[--]</text:span></text:p>
          </table:table-cell>
          <table:table-cell table:style-name="ce5" office:value-type="string" calcext:value-type="string">
            <text:p>[<text:span text:style-name="T15">机译</text:span><text:span text:style-name="T16">]</text:span><text:span text:style-name="T17">在红帽企业虚拟化</text:span><text:span text:style-name="T16">3.2</text:span><text:span text:style-name="T17">的超深亚微米允许特权来宾用户，会导致主机成为“</text:span><text:span text:style-name="T16">MANAGMENT</text:span><text:span text:style-name="T17">服务器不可用”通过</text:span><text:span text:style-name="T16">guestInfo</text:span><text:span text:style-name="T17">字典“意想不到的领域。”</text:span></text:p>
          </table:table-cell>
          <table:table-cell table:style-name="ce2" office:value-type="string" calcext:value-type="string">
            <text:p>2013-08-19 19:55:08</text:p>
          </table:table-cell>
          <table:table-cell table:style-name="ce2" office:value-type="string" calcext:value-type="string">
            <text:p>2013-08-20 10:22:04</text:p>
          </table:table-cell>
          <table:table-cell table:style-name="ce1" office:value-type="string" calcext:value-type="string">
            <text:p>enterprise_virtualization</text:p>
          </table:table-cell>
          <table:table-cell table:style-name="ce1" office:value-type="string" calcext:value-type="string">
            <text:p>(3.0,3.2)</text:p>
          </table:table-cell>
          <table:table-cell table:number-columns-repeated="1016"/>
        </table:table-row>
        <table:table-row table:style-name="ro4">
          <table:table-cell table:style-name="ce2" office:value-type="string" calcext:value-type="string">
            <text:p>CVE-2013-4236</text:p>
          </table:table-cell>
          <table:table-cell table:style-name="ce1" office:value-type="string" calcext:value-type="string">
            <text:p>Red Hat Enterprise Virtualization VDSM <text:span text:style-name="T5">拒绝服务漏洞</text:span><text:span text:style-name="T6">(CNNVD-201308-285)</text:span></text:p>
          </table:table-cell>
          <table:table-cell table:style-name="ce2" office:value-type="string" calcext:value-type="string">
            <text:p/>
            <text:p>CVSS<text:span text:style-name="T5">分值</text:span><text:span text:style-name="T6">:2.7[</text:span><text:span text:style-name="T7">轻微</text:span><text:span text:style-name="T6">(LOW)]</text:span></text:p>
            <text:p><text:span text:style-name="T5">机密性影响</text:span><text:span text:style-name="T6">:NONE[</text:span><text:span text:style-name="T7">对系统的机密性无影响</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PARTIAL[</text:span><text:span text:style-name="T7">可能会导致性能下降或中断资源访问</text:span><text:span text:style-name="T6">]</text:span></text:p>
            <text:p><text:span text:style-name="T5">攻击复杂度</text:span><text:span text:style-name="T6">:LOW[</text:span><text:span text:style-name="T7">漏洞利用没有访问限制 </text:span><text:span text:style-name="T6">]</text:span></text:p>
            <text:p><text:span text:style-name="T5">攻击向量</text:span><text:span text:style-name="T6">:ADJACENT_NETWORK[--]</text:span></text:p>
            <text:p><text:span text:style-name="T5">身份认证</text:span><text:span text:style-name="T6">:SINGLE_INSTANCE[--]</text:span></text:p>
          </table:table-cell>
          <table:table-cell table:style-name="ce5" office:value-type="string" calcext:value-type="string">
            <text:p>        RHEV 3.0<text:span text:style-name="T18">版本和</text:span><text:span text:style-name="T19">3.2</text:span><text:span text:style-name="T20">版本中的</text:span><text:span text:style-name="T19">VDSM</text:span><text:span text:style-name="T20">中存在漏洞。具有访客权限的攻击者可通过向访客代理响应中加入无效的</text:span><text:span text:style-name="T19">XML</text:span><text:span text:style-name="T20">字符，利用该漏洞导致管理服务器的主机无法使用。</text:span></text:p>
          </table:table-cell>
          <table:table-cell table:style-name="ce2" office:value-type="string" calcext:value-type="string">
            <text:p>2013-08-19 19:55:08</text:p>
          </table:table-cell>
          <table:table-cell table:style-name="ce2" office:value-type="string" calcext:value-type="string">
            <text:p>2013-08-20 13:16:03</text:p>
          </table:table-cell>
          <table:table-cell table:style-name="ce1" office:value-type="string" calcext:value-type="string">
            <text:p>enterprise_virtualization</text:p>
          </table:table-cell>
          <table:table-cell table:style-name="ce1" office:value-type="string" calcext:value-type="string">
            <text:p>(3.0,3.2)</text:p>
          </table:table-cell>
          <table:table-cell table:number-columns-repeated="1016"/>
        </table:table-row>
        <table:table-row table:style-name="ro4">
          <table:table-cell table:style-name="ce1" office:value-type="string" calcext:value-type="string">
            <text:p>CVE-2010-2811</text:p>
          </table:table-cell>
          <table:table-cell table:style-name="ce1" office:value-type="string" calcext:value-type="string">
            <text:p>Red Hat VDSM Module SSL<text:span text:style-name="T5">会话未明漏洞</text:span><text:span text:style-name="T6">(CNNVD-201008-259)</text:span></text:p>
          </table:table-cell>
          <table:table-cell table:style-name="ce2" office:value-type="string" calcext:value-type="string">
            <text:p/>
            <text:p>CVSS<text:span text:style-name="T5">分值</text:span><text:span text:style-name="T6">:5.7[</text:span><text:span text:style-name="T7">中等</text:span><text:span text:style-name="T6">(MEDIUM)]</text:span></text:p>
            <text:p><text:span text:style-name="T5">机密性影响</text:span><text:span text:style-name="T6">:NONE[</text:span><text:span text:style-name="T7">对系统的机密性无影响</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COMPLETE[</text:span><text:span text:style-name="T7">可能导致系统完全宕机</text:span><text:span text:style-name="T6">]</text:span></text:p>
            <text:p><text:span text:style-name="T5">攻击复杂度</text:span><text:span text:style-name="T6">:MEDIUM[</text:span><text:span text:style-name="T7">漏洞利用存在一定的访问条件</text:span><text:span text:style-name="T6">]</text:span></text:p>
            <text:p><text:span text:style-name="T5">攻击向量</text:span><text:span text:style-name="T6">:ADJACENT_NETWORK[--]</text:span></text:p>
            <text:p><text:span text:style-name="T5">身份认证</text:span><text:span text:style-name="T6">:NONE[</text:span><text:span text:style-name="T7">漏洞利用无需身份认证</text:span><text:span text:style-name="T6">]</text:span></text:p>
          </table:table-cell>
          <table:table-cell table:style-name="ce4" office:value-type="string" calcext:value-type="string">
            <text:p> 在<text:span text:style-name="T8">Red Hat Enterprise Virtualization (RHEV) 2.2</text:span><text:span text:style-name="T9">版本中的</text:span><text:span text:style-name="T10">Virtual Desktop Server Manager (VDSM)</text:span><text:span text:style-name="T11">不能正确接受</text:span><text:span text:style-name="T10">SSL</text:span><text:span text:style-name="T11">会话的</text:span><text:span text:style-name="T10">TCP</text:span><text:span text:style-name="T11">连接，远程攻击者可以借助特制的</text:span><text:span text:style-name="T10">SSL</text:span><text:span text:style-name="T11">流量导致拒绝服务（守护进程中断）。 </text:span></text:p>
          </table:table-cell>
          <table:table-cell table:style-name="ce2" office:value-type="string" calcext:value-type="string">
            <text:p>2010-08-24 14:00:39</text:p>
          </table:table-cell>
          <table:table-cell table:style-name="ce2" office:value-type="string" calcext:value-type="string">
            <text:p>2010-08-25 00:00:00</text:p>
          </table:table-cell>
          <table:table-cell table:style-name="ce1" office:value-type="string" calcext:value-type="string">
            <text:p>null</text:p>
          </table:table-cell>
          <table:table-cell table:style-name="ce7" office:value-type="string" calcext:value-type="string">
            <text:p>产品及版本信息<text:span text:style-name="T21">(CPE)</text:span><text:span text:style-name="T22">暂不可用 </text:span></text:p>
          </table:table-cell>
          <table:table-cell table:number-columns-repeated="1016"/>
        </table:table-row>
        <table:table-row table:style-name="ro3">
          <table:table-cell table:style-name="ce1" office:value-type="string" calcext:value-type="string">
            <text:p>CVE-2010-2223</text:p>
          </table:table-cell>
          <table:table-cell table:style-name="ce1" office:value-type="string" calcext:value-type="string">
            <text:p>Red Hat Enterprise Virtualization Hypervisor VDM<text:span text:style-name="T5">信息泄露漏洞</text:span><text:span text:style-name="T6">(CNNVD-201006-395)</text:span></text:p>
          </table:table-cell>
          <table:table-cell table:style-name="ce2" office:value-type="string" calcext:value-type="string">
            <text:p/>
            <text:p>CVSS<text:span text:style-name="T5">分值</text:span><text:span text:style-name="T6">:2.1[</text:span><text:span text:style-name="T7">轻微</text:span><text:span text:style-name="T6">(LOW)]</text:span></text:p>
            <text:p><text:span text:style-name="T5">机密性影响</text:span><text:span text:style-name="T6">:PARTIAL[</text:span><text:span text:style-name="T7">很可能造成信息泄露</text:span><text:span text:style-name="T6">]</text:span></text:p>
            <text:p><text:span text:style-name="T5">完整性影响</text:span><text:span text:style-name="T6">:NONE[</text:span><text:span text:style-name="T7">不会对系统完整性产生影响</text:span><text:span text:style-name="T6">]</text:span></text:p>
            <text:p><text:span text:style-name="T5">可用性影响</text:span><text:span text:style-name="T6">:NONE[</text:span><text:span text:style-name="T7">对系统可用性无影响</text:span><text:span text:style-name="T6">]</text:span></text:p>
            <text:p><text:span text:style-name="T5">攻击复杂度</text:span><text:span text:style-name="T6">:LOW[</text:span><text:span text:style-name="T7">漏洞利用没有访问限制 </text:span><text:span text:style-name="T6">]</text:span></text:p>
            <text:p><text:span text:style-name="T5">攻击向量</text:span><text:span text:style-name="T6">:LOCAL[</text:span><text:span text:style-name="T7">漏洞利用需要具有物理访问权限或本地帐户</text:span><text:span text:style-name="T6">]</text:span></text:p>
            <text:p><text:span text:style-name="T5">身份认证</text:span><text:span text:style-name="T6">:NONE[</text:span><text:span text:style-name="T7">漏洞利用无需身份认证</text:span><text:span text:style-name="T6">]</text:span></text:p>
          </table:table-cell>
          <table:table-cell table:style-name="ce5" office:value-type="string" calcext:value-type="string">
            <text:p> Red Hat Enterprise Virtualization Hypervisor (aka RHEV-H or rhev-hypervisor)5.5-2.2<text:span text:style-name="T12">之前版本中的虚拟桌面服务器管理器 </text:span><text:span text:style-name="T13">(VDSM)</text:span><text:span text:style-name="T14">在迁移一个虚拟机的数据时，没用正确的执行虚拟机后归零，</text:span><text:span text:style-name="T13">guest</text:span><text:span text:style-name="T14">操作系统用户可以借助检查与已经删除的虚拟机相关的磁盘碎片获取敏感信息。</text:span></text:p>
          </table:table-cell>
          <table:table-cell table:style-name="ce2" office:value-type="string" calcext:value-type="string">
            <text:p>2010-06-24 13:30:00</text:p>
          </table:table-cell>
          <table:table-cell table:style-name="ce2" office:value-type="string" calcext:value-type="string">
            <text:p>2010-06-25 00:00:00</text:p>
          </table:table-cell>
          <table:table-cell table:style-name="ce1" office:value-type="string" calcext:value-type="string">
            <text:p>null</text:p>
          </table:table-cell>
          <table:table-cell table:style-name="ce7" office:value-type="string" calcext:value-type="string">
            <text:p>产品及版本信息<text:span text:style-name="T21">(CPE)</text:span><text:span text:style-name="T22">暂不可用 </text:span></text:p>
          </table:table-cell>
          <table:table-cell table:number-columns-repeated="1016"/>
        </table:table-row>
        <table:table-row table:style-name="ro5" table:number-rows-repeated="1048568">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文泉驿点阵正黑" svg:font-family="文泉驿点阵正黑"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number-style style:name="N10115P0" style:volatile="true" number:language="zh" number:country="CN">
      <number:text>￥</number:text>
      <number:number number:decimal-places="0" number:min-integer-digits="1" number:grouping="true"/>
    </number:number-style>
    <number:number-style style:name="N10115" number:language="zh" number:country="CN">
      <number:text>￥-</number:text>
      <number:number number:decimal-places="0" number:min-integer-digits="1" number:grouping="true"/>
      <style:map style:condition="value()&gt;=0" style:apply-style-name="N10115P0"/>
    </number:number-style>
    <number:number-style style:name="N10116P0" style:volatile="true" number:language="zh" number:country="CN">
      <number:text>￥</number:text>
      <number:number number:decimal-places="0" number:min-integer-digits="1" number:grouping="true"/>
    </number:number-style>
    <number:number-style style:name="N10116" number:language="zh" number:country="CN">
      <style:text-properties fo:color="#ff0000"/>
      <number:text>￥-</number:text>
      <number:number number:decimal-places="0" number:min-integer-digits="1" number:grouping="true"/>
      <style:map style:condition="value()&gt;=0" style:apply-style-name="N10116P0"/>
    </number:number-style>
    <number:number-style style:name="N10117P0" style:volatile="true" number:language="zh" number:country="CN">
      <number:text>￥</number:text>
      <number:number number:decimal-places="2" number:min-integer-digits="1" number:grouping="true"/>
    </number:number-style>
    <number:number-style style:name="N10117" number:language="zh" number:country="CN">
      <number:text>￥-</number:text>
      <number:number number:decimal-places="2" number:min-integer-digits="1" number:grouping="true"/>
      <style:map style:condition="value()&gt;=0" style:apply-style-name="N10117P0"/>
    </number:number-style>
    <number:number-style style:name="N10118P0" style:volatile="true" number:language="zh" number:country="CN">
      <number:text>￥</number:text>
      <number:number number:decimal-places="2" number:min-integer-digits="1" number:grouping="true"/>
    </number:number-style>
    <number:number-style style:name="N10118" number:language="zh" number:country="CN">
      <style:text-properties fo:color="#ff0000"/>
      <number:text>￥-</number:text>
      <number:number number:decimal-places="2" number:min-integer-digits="1" number:grouping="true"/>
      <style:map style:condition="value()&gt;=0" style:apply-style-name="N10118P0"/>
    </number:number-style>
    <number:date-style style:name="N10119" number:language="zh" number:country="CN">
      <number:year number:style="long"/>
      <number:text>-</number:text>
      <number:month/>
      <number:text>-</number:text>
      <number:day/>
    </number:date-style>
    <number:date-style style:name="N10120" number:language="zh" number:country="CN">
      <number:day/>
      <number:text>-</number:text>
      <number:month number:textual="true"/>
      <number:text>-</number:text>
      <number:year/>
    </number:date-style>
    <number:date-style style:name="N10121" number:language="zh" number:country="CN">
      <number:day/>
      <number:text>-</number:text>
      <number:month number:textual="true"/>
    </number:date-style>
    <number:date-style style:name="N10122" number:language="zh" number:country="CN">
      <number:month number:textual="true"/>
      <number:text>-</number:text>
      <number:year/>
    </number:date-style>
    <number:time-style style:name="N10123" number:language="zh" number:country="CN">
      <number:hours/>
      <number:text>:</number:text>
      <number:minutes number:style="long"/>
      <number:text> </number:text>
      <number:am-pm/>
    </number:time-style>
    <number:time-style style:name="N10124" number:language="zh" number:country="CN">
      <number:hours/>
      <number:text>:</number:text>
      <number:minutes number:style="long"/>
      <number:text>:</number:text>
      <number:seconds number:style="long"/>
      <number:text> </number:text>
      <number:am-pm/>
    </number:time-style>
    <number:time-style style:name="N10125" number:language="zh" number:country="CN">
      <number:hours/>
      <number:text>:</number:text>
      <number:minutes number:style="long"/>
    </number:time-style>
    <number:time-style style:name="N10126" number:language="zh" number:country="CN">
      <number:hours/>
      <number:text>:</number:text>
      <number:minutes number:style="long"/>
      <number:text>:</number:text>
      <number:seconds number:style="long"/>
    </number:time-style>
    <number:date-style style:name="N10127" number:language="zh" number:country="CN">
      <number:year number:style="long"/>
      <number:text>-</number:text>
      <number:month/>
      <number:text>-</number:text>
      <number:day/>
      <number:text> </number:text>
      <number:hours/>
      <number:text>:</number:text>
      <number:minutes number:style="long"/>
    </number:date-style>
    <number:currency-style style:name="N10128P0" style:volatile="true" number:language="zh" number:country="CN">
      <number:text>$</number:text>
      <number:number number:decimal-places="0" number:min-integer-digits="1" number:grouping="true"/>
      <number:text> </number:text>
    </number:currency-style>
    <number:currency-style style:name="N10128" number:language="zh" number:country="CN">
      <number:text>($</number:text>
      <number:number number:decimal-places="0" number:min-integer-digits="1" number:grouping="true"/>
      <number:text>)</number:text>
      <style:map style:condition="value()&gt;=0" style:apply-style-name="N10128P0"/>
    </number:currency-style>
    <number:currency-style style:name="N10129P0" style:volatile="true" number:language="zh" number:country="CN">
      <number:text>$</number:text>
      <number:number number:decimal-places="0" number:min-integer-digits="1" number:grouping="true"/>
      <number:text> </number:text>
    </number:currency-style>
    <number:currency-style style:name="N10129" number:language="zh" number:country="CN">
      <style:text-properties fo:color="#ff0000"/>
      <number:text>($</number:text>
      <number:number number:decimal-places="0" number:min-integer-digits="1" number:grouping="true"/>
      <number:text>)</number:text>
      <style:map style:condition="value()&gt;=0" style:apply-style-name="N10129P0"/>
    </number:currency-style>
    <number:currency-style style:name="N10130P0" style:volatile="true" number:language="zh" number:country="CN">
      <number:text>$</number:text>
      <number:number number:decimal-places="2" number:min-integer-digits="1" number:grouping="true"/>
      <number:text> </number:text>
    </number:currency-style>
    <number:currency-style style:name="N10130" number:language="zh" number:country="CN">
      <number:text>($</number:text>
      <number:number number:decimal-places="2" number:min-integer-digits="1" number:grouping="true"/>
      <number:text>)</number:text>
      <style:map style:condition="value()&gt;=0" style:apply-style-name="N10130P0"/>
    </number:currency-style>
    <number:currency-style style:name="N10131P0" style:volatile="true" number:language="zh" number:country="CN">
      <number:text>$</number:text>
      <number:number number:decimal-places="2" number:min-integer-digits="1" number:grouping="true"/>
      <number:text> </number:text>
    </number:currency-style>
    <number:currency-style style:name="N10131" number:language="zh" number:country="CN">
      <style:text-properties fo:color="#ff0000"/>
      <number:text>($</number:text>
      <number:number number:decimal-places="2" number:min-integer-digits="1" number:grouping="true"/>
      <number:text>)</number:text>
      <style:map style:condition="value()&gt;=0" style:apply-style-name="N10131P0"/>
    </number:currency-style>
    <number:date-style style:name="N10132" number:language="zh" number:country="CN">
      <number:month/>
      <number:text>-</number:text>
      <number:day/>
      <number:text>-</number:text>
      <number:year/>
    </number:date-style>
    <number:time-style style:name="N10133" number:language="zh" number:country="CN">
      <number:hours/>
      <number:text>时</number:text>
      <number:minutes number:style="long"/>
      <number:text>分</number:text>
    </number:time-style>
    <number:time-style style:name="N10134" number:language="zh" number:country="CN">
      <number:hours/>
      <number:text>时</number:text>
      <number:minutes number:style="long"/>
      <number:text>分</number:text>
      <number:seconds number:style="long"/>
      <number:text>秒</number:text>
    </number:time-style>
    <number:time-style style:name="N10135" number:language="zh" number:country="CN">
      <number:am-pm/>
      <number:hours/>
      <number:text>时</number:text>
      <number:minutes number:style="long"/>
      <number:text>分</number:text>
    </number:time-style>
    <number:time-style style:name="N10136" number:language="zh" number:country="CN">
      <number:am-pm/>
      <number:hours/>
      <number:text>时</number:text>
      <number:minutes number:style="long"/>
      <number:text>分</number:text>
      <number:seconds number:style="long"/>
      <number:text>秒</number:text>
    </number:time-style>
    <number:number-style style:name="N10137P0" style:volatile="true" number:language="zh" number:country="CN">
      <number:number number:decimal-places="0" number:min-integer-digits="1" number:grouping="true"/>
    </number:number-style>
    <number:number-style style:name="N10137" number:language="zh" number:country="CN">
      <number:text>-</number:text>
      <number:number number:decimal-places="0" number:min-integer-digits="1" number:grouping="true"/>
      <style:map style:condition="value()&gt;=0" style:apply-style-name="N10137P0"/>
    </number:number-style>
    <number:number-style style:name="N10138P0" style:volatile="true" number:language="zh" number:country="CN">
      <number:number number:decimal-places="0" number:min-integer-digits="1" number:grouping="true"/>
    </number:number-style>
    <number:number-style style:name="N10138" number:language="zh" number:country="CN">
      <style:text-properties fo:color="#ff0000"/>
      <number:text>-</number:text>
      <number:number number:decimal-places="0" number:min-integer-digits="1" number:grouping="true"/>
      <style:map style:condition="value()&gt;=0" style:apply-style-name="N10138P0"/>
    </number:number-style>
    <number:number-style style:name="N10139P0" style:volatile="true" number:language="zh" number:country="CN">
      <number:number number:decimal-places="2" number:min-integer-digits="1" number:grouping="true"/>
    </number:number-style>
    <number:number-style style:name="N10139" number:language="zh" number:country="CN">
      <number:text>-</number:text>
      <number:number number:decimal-places="2" number:min-integer-digits="1" number:grouping="true"/>
      <style:map style:condition="value()&gt;=0" style:apply-style-name="N10139P0"/>
    </number:number-style>
    <number:number-style style:name="N10140P0" style:volatile="true" number:language="zh" number:country="CN">
      <number:number number:decimal-places="2" number:min-integer-digits="1" number:grouping="true"/>
    </number:number-style>
    <number:number-style style:name="N10140" number:language="zh" number:country="CN">
      <style:text-properties fo:color="#ff0000"/>
      <number:text>-</number:text>
      <number:number number:decimal-places="2" number:min-integer-digits="1" number:grouping="true"/>
      <style:map style:condition="value()&gt;=0" style:apply-style-name="N10140P0"/>
    </number:number-style>
    <number:number-style style:name="N10141P0" style:volatile="true" number:language="zh" number:country="CN">
      <number:text> </number:text>
      <loext:fill-character> </loext:fill-character>
      <number:number number:decimal-places="0" number:min-integer-digits="1" number:grouping="true"/>
      <number:text> </number:text>
    </number:number-style>
    <number:number-style style:name="N10141P1" style:volatile="true" number:language="zh" number:country="CN">
      <number:text> </number:text>
      <loext:fill-character> </loext:fill-character>
      <number:text>-</number:text>
      <number:number number:decimal-places="0" number:min-integer-digits="1" number:grouping="true"/>
      <number:text> </number:text>
    </number:number-style>
    <number:number-style style:name="N10141P2" style:volatile="true" number:language="zh" number:country="CN">
      <number:text> </number:text>
      <loext:fill-character> </loext:fill-character>
      <number:text>- </number:text>
    </number:number-style>
    <number:text-style style:name="N10141" number:language="zh" number:country="CN">
      <number:text> </number:text>
      <number:text-content/>
      <number:text> </number:text>
      <style:map style:condition="value()&gt;0" style:apply-style-name="N10141P0"/>
      <style:map style:condition="value()&lt;0" style:apply-style-name="N10141P1"/>
      <style:map style:condition="value()=0" style:apply-style-name="N10141P2"/>
    </number:text-style>
    <number:number-style style:name="N10142P0" style:volatile="true" number:language="zh" number:country="CN">
      <number:text> ￥</number:text>
      <loext:fill-character> </loext:fill-character>
      <number:number number:decimal-places="0" number:min-integer-digits="1" number:grouping="true"/>
      <number:text> </number:text>
    </number:number-style>
    <number:number-style style:name="N10142P1" style:volatile="true" number:language="zh" number:country="CN">
      <number:text> ￥</number:text>
      <loext:fill-character> </loext:fill-character>
      <number:text>-</number:text>
      <number:number number:decimal-places="0" number:min-integer-digits="1" number:grouping="true"/>
      <number:text> </number:text>
    </number:number-style>
    <number:number-style style:name="N10142P2" style:volatile="true" number:language="zh" number:country="CN">
      <number:text> ￥</number:text>
      <loext:fill-character> </loext:fill-character>
      <number:text>- </number:text>
    </number:number-style>
    <number:text-style style:name="N10142" number:language="zh" number:country="CN">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3P0" style:volatile="true" number:language="zh" number:country="CN">
      <number:text> </number:text>
      <loext:fill-character> </loext:fill-character>
      <number:number number:decimal-places="2" number:min-integer-digits="1" number:grouping="true"/>
      <number:text> </number:text>
    </number:number-style>
    <number:number-style style:name="N10143P1" style:volatile="true" number:language="zh" number:country="CN">
      <number:text> </number:text>
      <loext:fill-character> </loext:fill-character>
      <number:text>-</number:text>
      <number:number number:decimal-places="2" number:min-integer-digits="1" number:grouping="true"/>
      <number:text> </number:text>
    </number:number-style>
    <number:number-style style:name="N10143P2" style:volatile="true" number:language="zh" number:country="CN">
      <number:text> </number:text>
      <loext:fill-character> </loext:fill-character>
      <number:text>-</number:text>
      <number:number number:decimal-places="0" number:min-integer-digits="0"/>
      <number:text> </number:text>
    </number:number-style>
    <number:text-style style:name="N10143" number:language="zh" number:country="CN">
      <number:text> </number:text>
      <number:text-content/>
      <number:text> </number:text>
      <style:map style:condition="value()&gt;0" style:apply-style-name="N10143P0"/>
      <style:map style:condition="value()&lt;0" style:apply-style-name="N10143P1"/>
      <style:map style:condition="value()=0" style:apply-style-name="N10143P2"/>
    </number:text-style>
    <number:number-style style:name="N10144P0" style:volatile="true" number:language="zh" number:country="CN">
      <number:text> ￥</number:text>
      <loext:fill-character> </loext:fill-character>
      <number:number number:decimal-places="2" number:min-integer-digits="1" number:grouping="true"/>
      <number:text> </number:text>
    </number:number-style>
    <number:number-style style:name="N10144P1" style:volatile="true" number:language="zh" number:country="CN">
      <number:text> ￥</number:text>
      <loext:fill-character> </loext:fill-character>
      <number:text>-</number:text>
      <number:number number:decimal-places="2" number:min-integer-digits="1" number:grouping="true"/>
      <number:text> </number:text>
    </number:number-style>
    <number:number-style style:name="N10144P2" style:volatile="true" number:language="zh" number:country="CN">
      <number:text> ￥</number:text>
      <loext:fill-character> </loext:fill-character>
      <number:text>-</number:text>
      <number:number number:decimal-places="0" number:min-integer-digits="0"/>
      <number:text> </number:text>
    </number:number-style>
    <number:text-style style:name="N10144" number:language="zh" number:country="CN">
      <number:text> </number:text>
      <number:text-content/>
      <number:text> </number:text>
      <style:map style:condition="value()&gt;0" style:apply-style-name="N10144P0"/>
      <style:map style:condition="value()&lt;0" style:apply-style-name="N10144P1"/>
      <style:map style:condition="value()=0" style:apply-style-name="N10144P2"/>
    </number:text-style>
    <style:style style:name="Default" style:family="table-cell">
      <style:table-cell-properties style:rotation-align="none" style:vertical-align="bottom"/>
      <style:text-properties style:font-name="文泉驿点阵正黑" fo:font-family="文泉驿点阵正黑" style:font-family-generic="swiss" style:font-name-asian="文泉驿点阵正黑" style:font-family-asian="文泉驿点阵正黑" style:font-family-generic-asian="swis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0000／00／00</text:date>, <text:time>00:00:00</text:time></text:p>
        </style:region-right>
      </style:header>
      <style:header-left style:display="false"/>
      <style:footer>
        <text:p>页 <text:page-number>1</text:page-number> / <text:page-count>99</text:page-count></text:p>
      </style:footer>
      <style:footer-left style:display="false"/>
    </style:master-page>
    <style:master-page style:name="PageStyle_5f_工作表1" style:display-name="PageStyle_工作表1" style:page-layout-name="Mpm3">
      <style:header>
        <text:p><text:span text:style-name="MT1"><text:sheet-name>???</text:sheet-name></text:span></text:p>
      </style:header>
      <style:header-left style:display="false"/>
      <style:footer>
        <text:p><text:span text:style-name="MT1">页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zh-CN</dc:language>
    <dc:date>2015-11-23T21:40:56.398102563</dc:date>
    <meta:editing-cycles>4</meta:editing-cycles>
    <meta:editing-duration>P0D</meta:editing-duration>
    <meta:generator>LibreOffice/4.2.6.3$Linux_X86_64 LibreOffice_project/420$Build-3</meta:generator>
    <meta:document-statistic meta:table-count="1" meta:cell-count="56" meta:object-count="0"/>
  </office:meta>
</office:document-meta>
</file>